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2. Instrukcja instalacji i użytkowania aplikacji</text:span></text:h>
      <text:h text:style-name="Heading_20_3" text:outline-level="3"><text:span text:style-name="Strong_20_Emphasis">2.1. Wymagania systemowe</text:span></text:h>
      <text:p text:style-name="Text_20_body">Aby poprawnie zainstalować i uruchomić aplikację, urządzenie musi spełniać następujące wymagania:</text:p>
      <text:list text:style-name="L1">
        <text:list-item>
          <text:p text:style-name="P2">System operacyjny: Android 8.0 lub nowszy </text:p>
        </text:list-item>
        <text:list-item>
          <text:p text:style-name="P2">Dostęp do modułu GPS </text:p>
        </text:list-item>
        <text:list-item>
          <text:p text:style-name="P2">Wbudowany akcelerometr (do działania krokomierza) </text:p>
        </text:list-item>
        <text:list-item>
          <text:p text:style-name="P2">Wolna pamięć na instalację aplikacji </text:p>
        </text:list-item>
        <text:list-item>
          <text:p text:style-name="P1">Dostęp do internetu (opcjonalnie – tylko do pobrania aplikacji z repozytorium) </text:p>
        </text:list-item>
      </text:list>
      <text:h text:style-name="Heading_20_3" text:outline-level="3"><text:span text:style-name="Strong_20_Emphasis">2.2. Instalacja aplikacji (plik APK)</text:span></text:h>
      <text:p text:style-name="Text_20_body">Aplikacja jest dostępna w repozytorium GitHub w postaci gotowego pliku instalacyjnego <text:span text:style-name="Source_20_Text">.apk</text:span>.</text:p>
      <text:h text:style-name="Heading_20_4" text:outline-level="4"><text:span text:style-name="Strong_20_Emphasis">Kroki instalacji:</text:span></text:h>
      <text:list text:style-name="L2">
        <text:list-item>
          <text:p text:style-name="P4">Pobierz plik <text:span text:style-name="Source_20_Text">.apk</text:span> z repozytorium GitHub na urządzenie mobilne. </text:p>
        </text:list-item>
        <text:list-item>
          <text:p text:style-name="P4">Otwórz pobrany plik na telefonie. </text:p>
        </text:list-item>
        <text:list-item>
          <text:p text:style-name="P4">Jeśli system wyświetli ostrzeżenie o instalacji z nieznanych źródeł: </text:p>
          <text:list>
            <text:list-item>
              <text:p text:style-name="P4">przejdź do ustawień, </text:p>
            </text:list-item>
            <text:list-item>
              <text:p text:style-name="P4">włącz opcję <text:span text:style-name="Strong_20_Emphasis">„Zezwalaj na instalację z nieznanych źródeł”</text:span> dla przeglądarki lub menedżera plików. </text:p>
            </text:list-item>
          </text:list>
        </text:list-item>
        <text:list-item>
          <text:p text:style-name="P4">Zainstaluj aplikację, postępując zgodnie z instrukcjami na ekranie. </text:p>
        </text:list-item>
        <text:list-item>
          <text:p text:style-name="P3">Po zakończeniu instalacji uruchom aplikację. </text:p>
        </text:list-item>
      </text:list>
      <text:h text:style-name="Heading_20_3" text:outline-level="3"><text:span text:style-name="Strong_20_Emphasis">2.3. Alternatywa – instalacja projektu (.aia)</text:span></text:h>
      <text:p text:style-name="Text_20_body">Plik <text:span text:style-name="Source_20_Text">.aia</text:span> umożliwia edycję aplikacji w środowisku MIT App Inventor.</text:p>
      <text:h text:style-name="Heading_20_4" text:outline-level="4"><text:span text:style-name="Strong_20_Emphasis">Kroki instalacji:</text:span></text:h>
      <text:list text:style-name="L3">
        <text:list-item>
          <text:p text:style-name="P6">Pobierz plik <text:span text:style-name="Source_20_Text">.aia</text:span> z repozytorium GitHub. </text:p>
        </text:list-item>
        <text:list-item>
          <text:p text:style-name="P6">Wejdź na stronę MIT App Inventor. </text:p>
        </text:list-item>
        <text:list-item>
          <text:p text:style-name="P6">Zaloguj się na swoje konto. </text:p>
        </text:list-item>
        <text:list-item>
          <text:p text:style-name="P6">Wybierz opcję: </text:p>
          <text:list>
            <text:list-item>
              <text:p text:style-name="P6"><text:span text:style-name="Strong_20_Emphasis">Projects → Import project (.aia) from my computer</text:span> </text:p>
            </text:list-item>
          </text:list>
        </text:list-item>
        <text:list-item>
          <text:p text:style-name="P6">Wskaż pobrany plik <text:span text:style-name="Source_20_Text">.aia</text:span>. </text:p>
        </text:list-item>
        <text:list-item>
          <text:p text:style-name="P5">Projekt zostanie zaimportowany i będzie gotowy do edycji lub kompilacji. </text:p>
        </text:list-item>
      </text:list>
      <text:h text:style-name="Heading_20_3" text:outline-level="3"><text:span text:style-name="Strong_20_Emphasis">2.4. Pierwsze uruchomienie aplikacji</text:span></text:h>
      <text:p text:style-name="Text_20_body">Po uruchomieniu aplikacji użytkownik powinien:</text:p>
      <text:list text:style-name="L4">
        <text:list-item>
          <text:p text:style-name="P8">Zezwolić aplikacji na dostęp do: </text:p>
          <text:list>
            <text:list-item>
              <text:p text:style-name="P8">lokalizacji (GPS), </text:p>
            </text:list-item>
            <text:list-item>
              <text:p text:style-name="P8">aktywności fizycznej (kroki). </text:p>
            </text:list-item>
          </text:list>
        </text:list-item>
        <text:list-item>
          <text:p text:style-name="P8">Poczekać na inicjalizację modułu GPS (może potrwać kilka sekund). </text:p>
        </text:list-item>
        <text:list-item>
          <text:p text:style-name="P7">Sprawdzić, czy dane lokalizacji są poprawnie wyświetlane. </text:p>
        </text:list-item>
      </text:list>
      <text:h text:style-name="Heading_20_3" text:outline-level="3"><text:soft-page-break/><text:span text:style-name="Strong_20_Emphasis">2.5. Instrukcja użytkowania</text:span></text:h>
      <text:h text:style-name="Heading_20_4" text:outline-level="4"><text:span text:style-name="Strong_20_Emphasis">Rozpoczęcie pomiaru</text:span></text:h>
      <text:list text:style-name="L5">
        <text:list-item>
          <text:p text:style-name="P10">Naciśnij przycisk <text:span text:style-name="Strong_20_Emphasis">Start</text:span>. </text:p>
        </text:list-item>
        <text:list-item>
          <text:p text:style-name="P10">Aplikacja rozpocznie: </text:p>
          <text:list>
            <text:list-item>
              <text:p text:style-name="P10">zliczanie kroków, </text:p>
            </text:list-item>
            <text:list-item>
              <text:p text:style-name="P9">śledzenie lokalizacji GPS. </text:p>
            </text:list-item>
          </text:list>
        </text:list-item>
      </text:list>
      <text:h text:style-name="Heading_20_4" text:outline-level="4"><text:span text:style-name="Strong_20_Emphasis">Podczas pomiaru</text:span></text:h>
      <text:list text:style-name="L6">
        <text:list-item>
          <text:p text:style-name="P12">liczba kroków jest aktualizowana na bieżąco, </text:p>
        </text:list-item>
        <text:list-item>
          <text:p text:style-name="P12">lokalizacja jest odświeżana automatycznie, </text:p>
        </text:list-item>
        <text:list-item>
          <text:p text:style-name="P11">użytkownik może się swobodnie poruszać. </text:p>
        </text:list-item>
      </text:list>
      <text:h text:style-name="Heading_20_4" text:outline-level="4"><text:span text:style-name="Strong_20_Emphasis">Zatrzymanie pomiaru</text:span></text:h>
      <text:list text:style-name="L7">
        <text:list-item>
          <text:p text:style-name="P14">Naciśnij przycisk <text:span text:style-name="Strong_20_Emphasis">Stop</text:span>. </text:p>
        </text:list-item>
        <text:list-item>
          <text:p text:style-name="P14">Aplikacja: </text:p>
          <text:list>
            <text:list-item>
              <text:p text:style-name="P14">zatrzyma pomiar, </text:p>
            </text:list-item>
            <text:list-item>
              <text:p text:style-name="P13">zapisze dane do pamięci lokalnej. </text:p>
            </text:list-item>
          </text:list>
        </text:list-item>
      </text:list>
      <text:h text:style-name="Heading_20_4" text:outline-level="4"><text:span text:style-name="Strong_20_Emphasis">Przeglądanie dziennika</text:span></text:h>
      <text:list text:style-name="L8">
        <text:list-item>
          <text:p text:style-name="P16">Przejdź do sekcji dziennika (np. lista zapisów). </text:p>
        </text:list-item>
        <text:list-item>
          <text:p text:style-name="P16">Wyświetlane są zapisane sesje zawierające: </text:p>
          <text:list>
            <text:list-item>
              <text:p text:style-name="P16">datę i godzinę, </text:p>
            </text:list-item>
            <text:list-item>
              <text:p text:style-name="P16">współrzędne GPS, </text:p>
            </text:list-item>
            <text:list-item>
              <text:p text:style-name="P15">liczbę kroków. </text:p>
            </text:list-item>
          </text:list>
        </text:list-item>
      </text:list>
      <text:h text:style-name="Heading_20_3" text:outline-level="3"><text:span text:style-name="Strong_20_Emphasis">2.6. Uwagi dotyczące użytkowania</text:span></text:h>
      <text:list text:style-name="L9">
        <text:list-item>
          <text:p text:style-name="P18">Dokładność GPS może się różnić w zależności od: </text:p>
          <text:list>
            <text:list-item>
              <text:p text:style-name="P18">warunków pogodowych, </text:p>
            </text:list-item>
            <text:list-item>
              <text:p text:style-name="P18">przeszkód terenowych (np. budynki). </text:p>
            </text:list-item>
          </text:list>
        </text:list-item>
        <text:list-item>
          <text:p text:style-name="P18">Krokomierz działa najlepiej podczas chodzenia – inne ruchy mogą wpływać na dokładność. </text:p>
        </text:list-item>
        <text:list-item>
          <text:p text:style-name="P17">Długotrwałe korzystanie z GPS może zwiększyć zużycie bateri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1T15:44:28.820000000</meta:creation-date>
    <dc:date>2026-04-01T15:45:11.488000000</dc:date>
    <meta:editing-duration>PT42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62" meta:word-count="362" meta:character-count="2519" meta:non-whitespace-character-count="2217"/>
  </office:meta>
</office:document-meta>
</file>